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a05cc"/>
    </style:style>
    <style:style style:name="P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50eda9"/>
    </style:style>
    <style:style style:name="P6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bold" officeooo:rsid="005a8c9d" officeooo:paragraph-rsid="005a8c9d" style:font-weight-asian="bold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 officeooo:paragraph-rsid="0050eda9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15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 officeooo:rsid="005a8c9d" officeooo:paragraph-rsid="005a8c9d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e65100" style:text-line-through-style="none" style:text-line-through-type="none" style:font-name="Arial" fo:font-size="10.5pt" fo:letter-spacing="normal" fo:font-style="normal" style:text-underline-style="none" fo:font-weight="bold" officeooo:paragraph-rsid="0050eda9" style:text-blinking="false" loext:padding="0cm" loext:border="none"/>
    </style:style>
    <style:style style:name="P10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fo:letter-spacing="normal" officeooo:paragraph-rsid="005a8c9d"/>
    </style:style>
    <style:style style:name="P12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3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933c7"/>
    </style:style>
    <style:style style:name="P14" style:family="paragraph" style:parent-style-name="Preformatted_20_Text">
      <style:paragraph-properties fo:line-height="115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5a8c9d"/>
    </style:style>
    <style:style style:name="P15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933c7"/>
    </style:style>
    <style:style style:name="P17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a05cc"/>
    </style:style>
    <style:style style:name="P18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a8c9d"/>
    </style:style>
    <style:style style:name="P19" style:family="paragraph" style:parent-style-name="Preformatted_20_Text">
      <style:paragraph-properties fo:line-height="115%" fo:orphans="2" fo:widows="2"/>
      <style:text-properties fo:color="#000000"/>
    </style:style>
    <style:style style:name="P20" style:family="paragraph" style:parent-style-name="Preformatted_20_Text">
      <style:paragraph-properties fo:line-height="100%" fo:orphans="2" fo:widows="2"/>
      <style:text-properties fo:color="#000000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58ace1" officeooo:paragraph-rsid="0058ace1" style:font-name-asian="Times New Roman" style:font-size-asian="14pt" style:language-asian="pt" style:country-asian="BR" style:font-style-asian="italic" style:font-weight-asian="bold" style:font-name-complex="Courier New2"/>
    </style:style>
    <style:style style:name="P22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/>
    </style:style>
    <style:style style:name="P23" style:family="paragraph" style:parent-style-name="Preformatted_20_Text">
      <style:paragraph-properties fo:line-height="115%" fo:orphans="2" fo:widows="2"/>
      <style:text-properties fo:font-variant="normal" fo:text-transform="none" fo:color="#000000" fo:letter-spacing="normal" officeooo:paragraph-rsid="005bcd8a"/>
    </style:style>
    <style:style style:name="P24" style:family="paragraph">
      <style:paragraph-properties fo:text-align="center"/>
    </style:style>
    <style:style style:name="P25" style:family="paragraph">
      <loext:graphic-properties draw:fill="none"/>
    </style:style>
    <style:style style:name="P26" style:family="paragraph">
      <style:paragraph-properties style:writing-mode="lr-tb"/>
      <style:text-properties style:font-name="Chilanka" fo:font-size="24pt"/>
    </style:style>
    <style:style style:name="P27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transparent" loext:char-shading-value="0" style:font-size-asian="11pt" style:font-style-asian="normal" style:font-weight-asian="normal" style:font-size-complex="11pt" loext:padding="0cm" loext:border="none"/>
    </style:style>
    <style:style style:name="T5" style:family="text">
      <style:text-properties fo:font-variant="normal" fo:text-transform="none" style:font-name="Roboto Mono" fo:font-size="10.5pt" fo:letter-spacing="normal" fo:font-style="normal" fo:font-weight="bold"/>
    </style:style>
    <style:style style:name="T6" style:family="text">
      <style:text-properties fo:font-variant="normal" fo:text-transform="none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Roboto Mono" fo:font-size="10.5pt" fo:letter-spacing="normal" fo:font-style="normal" fo:font-weight="bold" officeooo:rsid="005a8c9d" fo:background-color="transparent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Roboto Mono" fo:font-size="10.5pt" fo:letter-spacing="normal" fo:font-style="normal" fo:font-weight="bold" officeooo:rsid="005a05cc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style:font-name="Roboto Mono" fo:font-size="10.5pt" fo:font-style="normal" fo:font-weight="normal"/>
    </style:style>
    <style:style style:name="T11" style:family="text">
      <style:text-properties style:font-name="Roboto Mono" fo:font-size="10.5pt" fo:font-style="normal" fo:font-weight="bold"/>
    </style:style>
    <style:style style:name="T12" style:family="text">
      <style:text-properties style:font-name="Roboto Mono" fo:font-size="10.5pt" fo:font-style="normal" fo:font-weight="bold" officeooo:rsid="005a05cc"/>
    </style:style>
    <style:style style:name="T13" style:family="text">
      <style:text-properties style:font-name="Roboto Mono" fo:font-size="10.5pt" fo:font-style="normal" fo:font-weight="bold" officeooo:rsid="005bcd8a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a05cc"/>
    </style:style>
    <style:style style:name="T17" style:family="text">
      <style:text-properties officeooo:rsid="0058ace1"/>
    </style:style>
    <style:style style:name="T18" style:family="text">
      <style:text-properties officeooo:rsid="005933c7"/>
    </style:style>
    <style:style style:name="T19" style:family="text">
      <style:text-properties style:font-name="Chilanka" fo:font-size="24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8.493cm" fo:min-width="11.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custom-shape text:anchor-type="paragraph" draw:z-index="0" draw:name="Figura1" draw:style-name="gr6" draw:text-style-name="P28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5" draw:text-style-name="P27" svg:width="0.899cm" svg:height="0.851cm" svg:x="18.083cm" svg:y="0.005cm"><text:p text:style-name="P26"><text:span text:style-name="T19">13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8">E q</text:span>uanto mais eu te buscar</text:p>
      <text:p text:style-name="P1"/>
      <text:p text:style-name="P2"/>
      <text:p text:style-name="P2"><text:bookmark text:name="cifra_tom"/>Tom: <text:span text:style-name="T17">E</text:span></text:p>
      <text:p text:style-name="P3"><text:span text:style-name="Internet_20_link"><text:span text:style-name="T1"/></text:span></text:p>
      <text:p text:style-name="P5"><text:span text:style-name="T2">Intro </text:span><text:span text:style-name="T3">: <text:s/></text:span><text:span text:style-name="T4">E</text:span><text:span text:style-name="T6"> <text:s/></text:span><text:span text:style-name="T7">A</text:span><text:span text:style-name="T6">9 </text:span></text:p>
      <text:p text:style-name="P9"><text:bookmark text:name="cifra_capo"/><text:bookmark text:name="cifra_afi"/></text:p>
      <text:p text:style-name="P10"><text:s/><text:span text:style-name="T11">E</text:span></text:p>
      <text:p text:style-name="P12">Eu entro neste lugar</text:p>
      <text:p text:style-name="P15"><text:s text:c="21"/><text:tab/><text:tab/><text:tab/><text:tab/><text:span text:style-name="T11">A</text:span><text:span text:style-name="T12">9</text:span></text:p>
      <text:p text:style-name="P12">Levanto as minhas mãos , só penso em te adorar</text:p>
      <text:p text:style-name="P15"><text:s/><text:span text:style-name="T11">E</text:span></text:p>
      <text:p text:style-name="P12">Buscar tua presença</text:p>
      <text:p text:style-name="P15"><text:s text:c="14"/><text:tab/><text:tab/><text:tab/><text:span text:style-name="T11">A</text:span><text:span text:style-name="T12">9</text:span></text:p>
      <text:p text:style-name="P12">Mover meu coração em direção ao teu</text:p>
      <text:p text:style-name="P12"/>
      <text:p text:style-name="P12"/>
      <text:p text:style-name="P15"><text:s text:c="6"/><text:span text:style-name="T11">F#m</text:span><text:span text:style-name="T12">9</text:span><text:span text:style-name="T10"> <text:s text:c="8"/></text:span><text:span text:style-name="T11">E</text:span><text:span text:style-name="T10"> <text:s text:c="7"/></text:span></text:p>
      <text:p text:style-name="P13">Atender ao teu convite </text:p>
      <text:p text:style-name="P13"><text:s text:c="12"/><text:span text:style-name="T14">C#m7</text:span> <text:s text:c="10"/><text:tab/> <text:s text:c="3"/><text:span text:style-name="T14">B</text:span><text:span text:style-name="T16">9</text:span></text:p>
      <text:p text:style-name="P13">de ,me humilhar, me entregar a ti</text:p>
      <text:p text:style-name="P13"/>
      <text:p text:style-name="P15"><text:s text:c="7"/><text:span text:style-name="T11">F#m9</text:span><text:span text:style-name="T10"> <text:s text:c="7"/></text:span><text:span text:style-name="T11">E</text:span><text:span text:style-name="T10"> <text:s text:c="5"/></text:span></text:p>
      <text:p text:style-name="P13">Meu senhor , meu amado </text:p>
      <text:p text:style-name="P16"><text:span text:style-name="T10"><text:tab/><text:tab/></text:span><text:span text:style-name="T11">C#m7<text:tab/><text:tab/><text:tab/>B</text:span><text:span text:style-name="T12">9</text:span></text:p>
      <text:p text:style-name="P13">és tudo pra mim Principio e fim</text:p>
      <text:p text:style-name="P13"/>
      <text:p text:style-name="P15"><text:s text:c="4"/><text:span text:style-name="T11">F#m9</text:span><text:span text:style-name="T10"> <text:s text:c="28"/></text:span></text:p>
      <text:p text:style-name="P13"><draw:line text:anchor-type="paragraph" draw:z-index="2" draw:name="Forma3" draw:style-name="gr4" draw:text-style-name="P24" svg:x1="-0.376cm" svg:y1="10.755cm" svg:x2="-0.376cm" svg:y2="0.083cm"><text:p/></draw:line><draw:line text:anchor-type="paragraph" draw:z-index="3" draw:name="Forma4" draw:style-name="gr3" draw:text-style-name="P24" svg:x1="-0.376cm" svg:y1="0.083cm" svg:x2="-0.134cm" svg:y2="0.083cm"><text:p/></draw:line>Tua face eu quero ver ,</text:p>
      <text:p text:style-name="P13"><text:tab/><text:span text:style-name="T14">E</text:span> <text:tab/><text:tab/><text:tab/><text:tab/> <text:s text:c="2"/><text:span text:style-name="T14">B</text:span><text:span text:style-name="T16">9</text:span></text:p>
      <text:p text:style-name="P13">mais quero te conhecer , te tocar</text:p>
      <text:p text:style-name="P12"><draw:custom-shape text:anchor-type="paragraph" draw:z-index="4" draw:name="Forma1" draw:style-name="gr2" draw:text-style-name="P25" svg:width="11.951cm" svg:height="8.494cm" svg:x="-0.09cm" svg:y="0.332cm"><text:p/><draw:enhanced-geometry svg:viewBox="0 0 21600 21600" draw:type="rectangle" draw:enhanced-path="M 0 0 L 21600 0 21600 21600 0 21600 0 0 Z N"/></draw:custom-shape></text:p>
      <text:p text:style-name="P15"><text:s text:c="12"/><text:tab/><text:span text:style-name="T11">A</text:span><text:span text:style-name="T12">9</text:span><text:span text:style-name="T10"> <text:s text:c="15"/></text:span><text:span text:style-name="T11">F#m9</text:span></text:p>
      <text:p text:style-name="P12">Quanto mais eu te buscar mais eu terei</text:p>
      <text:p text:style-name="P15"><text:s text:c="6"/><text:tab/><text:span text:style-name="T11">C#m7</text:span><text:span text:style-name="T10"> <text:s text:c="8"/></text:span><text:span text:style-name="T11">B</text:span><text:span text:style-name="T12">9</text:span></text:p>
      <text:p text:style-name="P12">Do teu espírito em mim</text:p>
      <text:p text:style-name="P17"><text:s text:c="12"/><text:tab/><text:tab/><text:span text:style-name="T11">A</text:span><text:span text:style-name="T12">9</text:span><text:span text:style-name="T10"> <text:s text:c="16"/></text:span><text:span text:style-name="T13">C#m7</text:span></text:p>
      <text:p text:style-name="P12">Quanto mais eu te buscar transformado eu serei</text:p>
      <text:p text:style-name="P19"><text:span text:style-name="T9"><text:s text:c="10"/><text:tab/><text:tab/></text:span><text:span text:style-name="T5">B</text:span><text:span text:style-name="T8">9</text:span></text:p>
      <text:p text:style-name="P12">Tua glória vai me seguir</text:p>
      <text:p text:style-name="P12"/>
      <text:p text:style-name="P15"><text:s text:c="12"/><text:tab/><text:tab/> <text:span text:style-name="T11">A</text:span><text:span text:style-name="T12">9</text:span><text:span text:style-name="T10"> <text:s text:c="12"/><text:tab/><text:tab/></text:span><text:span text:style-name="T11">F#m9</text:span></text:p>
      <text:p text:style-name="P12">E quanto mais eu te buscar transformado eu serei</text:p>
      <text:p text:style-name="P15"><text:s text:c="12"/><text:span text:style-name="T11">C#m7</text:span><text:span text:style-name="T10"> <text:s text:c="7"/></text:span><text:span text:style-name="T11">B</text:span><text:span text:style-name="T12">9</text:span></text:p>
      <text:p text:style-name="P12">Mais da tua vida em mim</text:p>
      <text:p text:style-name="P23"><text:s text:c="12"/><text:tab/><text:tab/><text:span text:style-name="T11">A</text:span><text:span text:style-name="T12">9</text:span><text:span text:style-name="T10"> <text:s text:c="15"/><text:tab/> <text:s/></text:span><text:span text:style-name="T13">C#m7</text:span></text:p>
      <text:p text:style-name="P12">E quanto mais eu te buscar tua glória eu hei de ver</text:p>
      <text:p text:style-name="P15"><text:s text:c="8"/><text:tab/> <text:s text:c="2"/><text:span text:style-name="T11">B</text:span><text:span text:style-name="T12">9</text:span></text:p>
      <text:p text:style-name="P12">Faz a tua vontade em mim</text:p>
      <text:p text:style-name="P20"/>
      <text:p text:style-name="P4"><draw:line text:anchor-type="paragraph" draw:z-index="5" draw:name="Forma2" draw:style-name="gr1" draw:text-style-name="P24" svg:x1="-0.376cm" svg:y1="0.242cm" svg:x2="-0.046cm" svg:y2="0.242cm"><text:p/></draw:line><text:span text:style-name="T15">Solo</text:span>: <text:s/><text:span text:style-name="T14">A</text:span><text:span text:style-name="T16">9</text:span> <text:s/><text:span text:style-name="T14">F#m9</text:span> <text:s/><text:span text:style-name="T14">C#m7</text:span> <text:s/><text:span text:style-name="T14">B</text:span><text:span text:style-name="T16">9</text:span> <text:s/></text:p>
      <text:p text:style-name="P4"><text:span text:style-name="T14"><text:tab/> A</text:span><text:span text:style-name="T16">9</text:span> <text:s/><text:span text:style-name="T14">C#m7</text:span> <text:s/><text:span text:style-name="T14">B</text:span><text:span text:style-name="T16">9</text:span> <text:s text:c="3"/><text:span text:style-name="T14">B</text:span><text:span text:style-name="T16">9</text:span></text:p>
      <text:p text:style-name="P7"/>
      <text:p text:style-name="P7"/>
      <text:p text:style-name="P6">Final:</text:p>
      <text:p text:style-name="P11"><text:s/><text:span text:style-name="T11">E</text:span></text:p>
      <text:p text:style-name="P14">Eu entro neste lugar</text:p>
      <text:p text:style-name="P18"><text:s text:c="21"/><text:tab/><text:tab/><text:tab/><text:tab/><text:span text:style-name="T11">A</text:span><text:span text:style-name="T12">9</text:span></text:p>
      <text:p text:style-name="P8">Levanto as minhas mãos , só penso em te ador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17:12:02.669000000</dc:date>
    <meta:editing-cycles>79</meta:editing-cycles>
    <meta:editing-duration>P3DT14H56M48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6" meta:word-count="186" meta:character-count="1178" meta:non-whitespace-character-count="6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